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5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4" style:parent-style-name="Standard" style:family="paragraph">
      <style:paragraph-properties fo:text-align="center" fo:margin-bottom="0.0833in" fo:text-indent="0.2916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justify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1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2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3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4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justify" fo:background-color="#FFFFFF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background-color="#FFFFFF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background-color="#FFFFFF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justify" fo:background-color="#FFFFFF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 fo:background-color="#FFFFFF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background-color="#FFFFFF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13" style:parent-style-name="Standard" style:family="paragraph">
      <style:paragraph-properties fo:text-align="justify" fo:background-color="#FFFFFF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6" style:parent-style-name="Standard" style:family="paragraph">
      <style:paragraph-properties fo:text-align="justify" fo:background-color="#FFFFFF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justify" fo:background-color="#FFFFFF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background-color="#FFFFFF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background-color="#FFFFFF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text-align="justify" fo:margin-left="0.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text-align="justify" fo:background-color="#FFFFFF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justify" fo:background-color="#FFFFFF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9" style:parent-style-name="Standard" style:family="paragraph">
      <style:paragraph-properties fo:widows="2" fo:orphans="2" style:vertical-align="auto" fo:line-height="100%">
        <style:tab-stops>
          <style:tab-stop style:type="left" style:position="-2.9826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widows="2" fo:orphans="2" style:vertical-align="auto" fo:line-height="100%">
        <style:tab-stops>
          <style:tab-stop style:type="left" style:position="-6.4826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widows="2" fo:orphans="2" style:vertical-align="auto" fo:line-height="100%">
        <style:tab-stops>
          <style:tab-stop style:type="left" style:position="-6.4826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widows="2" fo:orphans="2" style:vertical-align="auto" fo:line-height="100%">
        <style:tab-stops>
          <style:tab-stop style:type="left" style:position="-6.4826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widows="2" fo:orphans="2" style:vertical-align="auto" fo:line-height="100%">
        <style:tab-stops>
          <style:tab-stop style:type="left" style:position="-6.4826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fo:widows="2" fo:orphans="2" style:vertical-align="auto" fo:line-height="100%">
        <style:tab-stops>
          <style:tab-stop style:type="left" style:position="-2.9826in"/>
        </style:tab-stops>
      </style:paragraph-properties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widows="2" fo:orphans="2" style:vertical-align="auto" fo:line-height="100%">
        <style:tab-stops>
          <style:tab-stop style:type="left" style:position="-2.9826in"/>
        </style:tab-stops>
      </style:paragraph-properties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paragraph-properties fo:widows="2" fo:orphans="2" style:vertical-align="auto" fo:line-height="100%">
        <style:tab-stops>
          <style:tab-stop style:type="left" style:position="-2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widows="2" fo:orphans="2" style:vertical-align="auto" fo:line-height="100%">
        <style:tab-stops>
          <style:tab-stop style:type="left" style:position="-2.75in"/>
        </style:tab-stops>
      </style:paragraph-properties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widows="2" fo:orphans="2" style:vertical-align="auto" fo:line-height="100%">
        <style:tab-stops>
          <style:tab-stop style:type="left" style:position="-2.75in"/>
        </style:tab-stops>
      </style:paragraph-properties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margin-top="0.1666in" fo:margin-bottom="0.1666in" fo:line-height="100%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1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2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3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4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5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6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7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8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09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10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11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 fo:language="en" fo:country="US"/>
    </style:style>
    <style:style style:name="P212" style:parent-style-name="Standard" style:family="paragraph">
      <style:paragraph-properties fo:margin-top="0.1666in" fo:margin-bottom="0.1666in" fo:line-height="100%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1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1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1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1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28" style:parent-style-name="Standard" style:family="paragraph">
      <style:paragraph-properties fo:margin-top="0.1666in" fo:margin-bottom="0.1666in" fo:line-height="100%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3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3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4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4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4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4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4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/>
    </style:style>
    <style:style style:name="P245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4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6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6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7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8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8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8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8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8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8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8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29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30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30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language="en" fo:country="US"/>
    </style:style>
    <style:style style:name="P30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304" style:parent-style-name="Standard" style:family="paragraph">
      <style:paragraph-properties fo:text-align="center" fo:background-color="#FFFFFF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0" style:parent-style-name="Standard" style:family="paragraph">
      <style:paragraph-properties fo:background-color="#FFFFFF"/>
      <style:text-properties fo:language="en" fo:country="US"/>
    </style:style>
    <style:style style:name="P311" style:parent-style-name="Standard" style:family="paragraph">
      <style:paragraph-properties fo:background-color="#FFFFFF"/>
    </style:style>
    <style:style style:name="T31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313" style:parent-style-name="Standard" style:family="paragraph">
      <style:paragraph-properties fo:background-color="#FFFFFF"/>
      <style:text-properties fo:language="en" fo:country="US"/>
    </style:style>
    <style:style style:name="P31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1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1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1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1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1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2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3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4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5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6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7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8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39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0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1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2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3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4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4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4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43" style:parent-style-name="Standard" style:family="paragraph">
      <style:paragraph-properties fo:background-color="#FFFFFF"/>
    </style:style>
    <style:style style:name="T444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T445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T446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T447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T448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/>
    </style:style>
    <style:style style:name="P449" style:parent-style-name="Standard" style:family="paragraph">
      <style:paragraph-properties fo:background-color="#FFFFFF"/>
    </style:style>
    <style:style style:name="T450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/>
    </style:style>
    <style:style style:name="T451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/>
    </style:style>
    <style:style style:name="T452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/>
    </style:style>
    <style:style style:name="T453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/>
    </style:style>
    <style:style style:name="T454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5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5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57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58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59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0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1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6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P467" style:parent-style-name="Standard" style:family="paragraph">
      <style:paragraph-properties fo:background-color="#FFFFFF"/>
    </style:style>
    <style:style style:name="T468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T469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 fo:language="en" fo:country="US"/>
    </style:style>
    <style:style style:name="T471" style:parent-style-name="Основнойшрифтабзаца" style:family="text">
      <style:text-properties style:font-name="Consolas" style:font-name-complex="Times New Roman" fo:color="#24292E" fo:font-size="10pt" style:font-size-asian="10pt" style:font-size-complex="10pt"/>
    </style:style>
    <style:style style:name="P472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/>
    </style:style>
    <style:style style:name="P473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/>
    </style:style>
    <style:style style:name="P474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/>
    </style:style>
    <style:style style:name="P475" style:parent-style-name="Standard" style:family="paragraph">
      <style:paragraph-properties fo:background-color="#FFFFFF"/>
      <style:text-properties style:font-name="Consolas" style:font-name-complex="Times New Roman" fo:color="#24292E" fo:font-size="10pt" style:font-size-asian="10pt" style:font-size-complex="10pt"/>
    </style:style>
    <style:style style:name="TableColumn477" style:family="table-column">
      <style:table-column-properties style:column-width="1.3965in"/>
    </style:style>
    <style:style style:name="TableColumn478" style:family="table-column">
      <style:table-column-properties style:column-width="0.025in"/>
    </style:style>
    <style:style style:name="Table476" style:family="table">
      <style:table-properties style:width="1.4215in" fo:margin-left="0in" table:align="left"/>
    </style:style>
    <style:style style:name="TableRow479" style:family="table-row">
      <style:table-row-properties/>
    </style:style>
    <style:style style:name="TableCell4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1" style:parent-style-name="Обычный" style:family="paragraph">
      <style:paragraph-properties fo:widows="0" fo:orphans="0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48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8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4" style:parent-style-name="Заголовок2" style:family="paragraph">
      <style:paragraph-properties fo:margin-bottom="0in" fo:background-color="#FFFFFF"/>
    </style:style>
    <style:style style:name="T485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486" style:parent-style-name="Textbody" style:family="paragraph">
      <style:text-properties style:font-name="Consolas" fo:language="en" fo:country="US"/>
    </style:style>
    <style:style style:name="P48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8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8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49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0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01" style:parent-style-name="Заголовок2" style:family="paragraph">
      <style:paragraph-properties fo:margin-bottom="0in" fo:background-color="#FFFFFF"/>
    </style:style>
    <style:style style:name="T50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03" style:parent-style-name="Textbody" style:family="paragraph">
      <style:text-properties fo:language="en" fo:country="US"/>
    </style:style>
    <style:style style:name="P50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0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0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0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0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0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1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2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3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4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5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6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7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88" style:parent-style-name="Textbody" style:family="paragraph">
      <style:text-properties fo:font-weight="bold" style:font-weight-asian="bold" style:font-weight-complex="bold" fo:language="en" fo:country="US"/>
    </style:style>
    <style:style style:name="P58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59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0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4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5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6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7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8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19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20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21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22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23" style:parent-style-name="Textbody" style:family="paragraph">
      <style:text-properties style:font-name="Consolas" fo:font-size="10pt" style:font-size-asian="10pt" style:font-size-complex="10pt" fo:language="en" fo:country="US"/>
    </style:style>
    <style:style style:name="P624" style:parent-style-name="Textbody" style:family="paragraph">
      <style:text-properties fo:language="en" fo:country="US"/>
    </style:style>
    <style:style style:name="T625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626" style:parent-style-name="Textbody" style:family="paragraph">
      <style:text-properties fo:language="en" fo:country="US"/>
    </style:style>
    <style:style style:name="P627" style:parent-style-name="Textbody" style:family="paragraph">
      <style:text-properties style:font-name="Consolas" fo:language="en" fo:country="US"/>
    </style:style>
    <style:style style:name="P628" style:parent-style-name="Textbody" style:family="paragraph">
      <style:text-properties style:font-name="Consolas" fo:language="en" fo:country="US"/>
    </style:style>
    <style:style style:name="T629" style:parent-style-name="Основнойшрифтабзаца" style:family="text">
      <style:text-properties style:font-name="Consolas" fo:language="en" fo:country="US"/>
    </style:style>
    <style:style style:name="T630" style:parent-style-name="Основнойшрифтабзаца" style:family="text">
      <style:text-properties style:font-name="Consolas" fo:language="en" fo:country="US"/>
    </style:style>
    <style:style style:name="T631" style:parent-style-name="Основнойшрифтабзаца" style:family="text">
      <style:text-properties style:font-name="Consolas" fo:language="en" fo:country="US"/>
    </style:style>
    <style:style style:name="P632" style:parent-style-name="Textbody" style:family="paragraph">
      <style:text-properties style:font-name="Consolas" fo:language="en" fo:country="US"/>
    </style:style>
    <style:style style:name="P633" style:parent-style-name="Textbody" style:family="paragraph">
      <style:text-properties style:font-name="Consolas" fo:language="en" fo:country="US"/>
    </style:style>
    <style:style style:name="P634" style:parent-style-name="Textbody" style:family="paragraph">
      <style:text-properties style:font-name="Consolas" fo:language="en" fo:country="US"/>
    </style:style>
    <style:style style:name="P635" style:parent-style-name="Textbody" style:family="paragraph">
      <style:text-properties style:font-name="Consolas" fo:language="en" fo:country="US"/>
    </style:style>
    <style:style style:name="P636" style:parent-style-name="Textbody" style:family="paragraph">
      <style:text-properties style:font-name="Consolas" fo:language="en" fo:country="US"/>
    </style:style>
    <style:style style:name="P637" style:parent-style-name="Textbody" style:family="paragraph">
      <style:text-properties style:font-name="Consolas" fo:language="en" fo:country="US"/>
    </style:style>
    <style:style style:name="P63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3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4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4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4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43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4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645" style:parent-style-name="Standard" style:family="paragraph">
      <style:paragraph-properties fo:background-color="#FFFFFF"/>
    </style:style>
    <style:style style:name="T646" style:parent-style-name="Гиперссылка" style:family="text">
      <style:text-properties fo:font-size="14pt" style:font-size-asian="14pt" style:font-size-complex="14pt"/>
    </style:style>
    <style:style style:name="P647" style:parent-style-name="Standard" style:family="paragraph">
      <style:paragraph-properties fo:background-color="#FFFFFF"/>
      <style:text-properties fo:font-size="14pt" style:font-size-asian="14pt" style:font-size-complex="14pt"/>
    </style:style>
    <style:style style:name="P648" style:parent-style-name="Standard" style:family="paragraph">
      <style:paragraph-properties fo:background-color="#FFFFFF"/>
    </style:style>
    <style:style style:name="P649" style:parent-style-name="Обычный" style:family="paragraph">
      <style:paragraph-properties fo:text-align="center"/>
    </style:style>
    <style:style style:name="T6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5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6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7" style:parent-style-name="Обычный" style:family="paragraph">
      <style:paragraph-properties fo:text-align="justify"/>
    </style:style>
    <style:style style:name="P658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9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6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6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4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8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9" style:parent-style-name="Standard" style:family="paragraph">
      <style:paragraph-properties fo:margin-top="0.1666in" fo:line-height="135%"/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75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6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8" style:parent-style-name="Standard" style:family="paragraph">
      <style:paragraph-properties fo:text-align="justify" fo:line-height="100%" fo:background-color="#FFFFFF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680" style:parent-style-name="Standard" style:family="paragraph">
      <style:paragraph-properties fo:margin-top="0.1666in" fo:line-height="100%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<text:span text:style-name="T12">Лабораторная работа №<text:s/></text:span><text:span text:style-name="T13">5</text:span></text:p>
      <text:p text:style-name="P14"><text:span text:style-name="T15">Тема:</text:span><text:span text:style-name="T16"> </text:span><text:span text:style-name="T17">Основы работы с коллекциями: итераторы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list text:style-name="LFO4" text:continue-numbering="true">
        <text:list-item>
          <text:p text:style-name="P37">Постановка задачи</text:p>
        </text:list-item>
      </text:list>
      <text:p text:style-name="P38"/>
      <text:p text:style-name="P39"><text:span text:style-name="T40">Разработать шаблоны классов. <text:s/>Параметром шаблона должен являться скалярный тип данных задающий тип данных для оси координат. Классы должны иметь публичные поля. Фигуры являются фигурами вращения, т.е. равносторонними (кроме трапеции и пр</text:span><text:span text:style-name="T41">ямоугольника). Для хранения координат фигур необходимо использовать шаблон <text:s/></text:span><text:span text:style-name="T42">std</text:span><text:span text:style-name="T43">::</text:span><text:span text:style-name="T44">pair</text:span><text:span text:style-name="T45">.</text:span></text:p>
      <text:p text:style-name="P46"/>
      <text:p text:style-name="P47"/>
      <text:p text:style-name="P48">Например:</text:p>
      <text:p text:style-name="P49"/>
      <text:p text:style-name="P50">template &lt;class T&gt;</text:p>
      <text:p text:style-name="P51">struct Square{</text:p>
      <text:p text:style-name="P52">    using vertex_t = std::pair&lt;T,T&gt;;</text:p>
      <text:p text:style-name="P53">    vertex_t a,b,c,d;</text:p>
      <text:p text:style-name="P54">};</text:p>
      <text:p text:style-name="P55"/>
      <text:p text:style-name="P56"/>
      <text:p text:style-name="P57">Создать шаблон динамической коллекцию, согласно варианту задания:</text:p>
      <text:list text:style-name="LFO5" text:continue-numbering="true">
        <text:list-item>
          <text:p text:style-name="P58"><text:span text:style-name="T59">Коллекция должна быть реализована с помощью умных указателей (</text:span><text:span text:style-name="T60">std</text:span><text:span text:style-name="T61">::</text:span><text:span text:style-name="T62">shared</text:span><text:span text:style-name="T63">_</text:span><text:span text:style-name="T64">ptr</text:span><text:span text:style-name="T65">,<text:s/></text:span><text:span text:style-name="T66">std</text:span><text:span text:style-name="T67">::</text:span><text:span text:style-name="T68">weak</text:span><text:span text:style-name="T69">_</text:span><text:span text:style-name="T70">ptr</text:span><text:span text:style-name="T71">). Опционально использование<text:s/></text:span><text:span text:style-name="T72">std</text:span><text:span text:style-name="T73">::</text:span><text:span text:style-name="T74">unique</text:span><text:span text:style-name="T75">_</text:span><text:span text:style-name="T76">ptr</text:span><text:span text:style-name="T77">;</text:span></text:p>
        </text:list-item>
        <text:list-item>
          <text:p text:style-name="P78">В качестве параметра шаблона коллекция должна принимать тип данных - фигуры;</text:p>
        </text:list-item>
        <text:list-item>
          <text:p text:style-name="P79"><text:span text:style-name="T80">Реализовать<text:s/></text:span><text:span text:style-name="T81">forward</text:span><text:span text:style-name="T82">_</text:span><text:span text:style-name="T83">iterator</text:span><text:span text:style-name="T84"><text:s/>по коллекции;</text:span></text:p>
        </text:list-item>
        <text:list-item>
          <text:p text:style-name="P85"><text:span text:style-name="T86">Коллекция должны возвращать итераторы<text:s/></text:span><text:span text:style-name="T87">begin</text:span><text:span text:style-name="T88">() и <text:s/></text:span><text:span text:style-name="T89">end</text:span><text:span text:style-name="T90">();</text:span></text:p>
        </text:list-item>
        <text:list-item>
          <text:p text:style-name="P91"><text:span text:style-name="T92">Коллекция должна содержать метод вставки на позицию итератора<text:s/></text:span><text:span text:style-name="T93">insert</text:span><text:span text:style-name="T94">(</text:span><text:span text:style-name="T95">iterator</text:span><text:span text:style-name="T96">);</text:span></text:p>
        </text:list-item>
        <text:list-item>
          <text:p text:style-name="P97"><text:span text:style-name="T98">Коллекция должна содержать метод удаления из позиции итератора<text:s/></text:span><text:span text:style-name="T99">erase</text:span><text:span text:style-name="T100">(</text:span><text:span text:style-name="T101">iterator</text:span><text:span text:style-name="T102">);</text:span></text:p>
        </text:list-item>
        <text:list-item>
          <text:p text:style-name="P103">При выполнении недопустимых операций (например выход аз границы коллекции или удаление не существующего элемента) необходимо генерировать исключения;</text:p>
        </text:list-item>
        <text:list-item>
          <text:p text:style-name="P104"><text:span text:style-name="T105">Итератор должен быть совместим со стандартными алгоритмами (например,<text:s/></text:span><text:span text:style-name="T106">std</text:span><text:span text:style-name="T107">::</text:span><text:span text:style-name="T108">count</text:span><text:span text:style-name="T109">_</text:span><text:span text:style-name="T110">if</text:span><text:span text:style-name="T111">)</text:span></text:p>
        </text:list-item>
        <text:list-item>
          <text:p text:style-name="P112">Коллекция должна содержать метод доступа:</text:p>
          <text:list text:continue-numbering="true">
            <text:list-item>
              <text:p text:style-name="P113"><text:span text:style-name="T114">Стек –<text:s/></text:span><text:span text:style-name="T115">pop, push, top;</text:span></text:p>
            </text:list-item>
            <text:list-item>
              <text:p text:style-name="P116"><text:span text:style-name="T117">Очередь –<text:s/></text:span><text:span text:style-name="T118">pop, push, top;</text:span></text:p>
            </text:list-item>
            <text:list-item>
              <text:p text:style-name="P119">Список, Динамический массив – доступ к элементу по оператору [];</text:p>
            </text:list-item>
          </text:list>
        </text:list-item>
        <text:list-item>
          <text:p text:style-name="P120">Реализовать программу, которая:</text:p>
          <text:list text:continue-numbering="true">
            <text:list-item>
              <text:p text:style-name="P121"><text:span text:style-name="T122">Позволяет вводить с клавиатуры фигуры (с типом<text:s/></text:span><text:span text:style-name="T123">int</text:span><text:span text:style-name="T124"><text:s/>в качестве параметра шаблона фигуры) и<text:s/></text:span><text:span text:style-name="T125">добавлять в коллекцию;</text:span></text:p>
            </text:list-item>
            <text:list-item>
              <text:p text:style-name="P126">Позволяет удалять элемент из коллекции по номеру элемента;</text:p>
            </text:list-item>
            <text:list-item>
              <text:p text:style-name="P127"><text:span text:style-name="T128">Выводит на экран введенные фигуры<text:s/></text:span><text:span text:style-name="T129">c</text:span><text:span text:style-name="T130"><text:s/>помощью<text:s/></text:span><text:span text:style-name="T131">std</text:span><text:span text:style-name="T132">::</text:span><text:span text:style-name="T133">for</text:span><text:span text:style-name="T134">_</text:span><text:span text:style-name="T135">each</text:span><text:span text:style-name="T136">;</text:span></text:p>
            </text:list-item>
            <text:list-item>
              <text:p text:style-name="P137"><text:span text:style-name="T138">Выводит на экран количество объектов, у которых площадь меньше заданной (с помощью <text:s/></text:span><text:span text:style-name="T139">std::count_if);</text:span></text:p>
            </text:list-item>
          </text:list>
        </text:list-item>
      </text:list>
      <text:p text:style-name="P140"/>
      <text:p text:style-name="P141"/>
      <text:p text:style-name="P142">Вариант: 19</text:p>
      <text:p text:style-name="P143"/>
      <text:p text:style-name="P144">Контейнер:</text:p>
      <text:list text:style-name="LFO6" text:continue-numbering="true">
        <text:list-item>
          <text:p text:style-name="P145">Очередь</text:p>
        </text:list-item>
      </text:list>
      <text:p text:style-name="P146"/>
      <text:p text:style-name="P147">Структура:</text:p>
      <text:list text:style-name="LFO6" text:continue-numbering="true">
        <text:list-item>
          <text:p text:style-name="P148">Прямоугольник</text:p>
        </text:list-item>
      </text:list>
      <text:p text:style-name="P149"/>
      <text:p text:style-name="P150"/>
      <text:p text:style-name="P151"/>
      <text:p text:style-name="P152"><text:span text:style-name="T153">Цель:</text:span></text:p>
      <text:list text:style-name="LFO6" text:continue-numbering="true">
        <text:list-item>
          <text:p text:style-name="P154"><text:span text:style-name="T155">Изучение основ работы с коллекциями, знакомство с шаблоном проектирования «Итератор»;</text:span></text:p>
        </text:list-item>
      </text:list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list text:style-name="LFO4" text:continue-numbering="true">
        <text:list-item>
          <text:p text:style-name="P167">Описание программы</text:p>
        </text:list-item>
      </text:list>
      <text:p text:style-name="P168"/>
      <text:list text:style-name="LFO7" text:continue-numbering="true">
        <text:list-item>
          <text:p text:style-name="P169">Программа выполняет определённые действия по введённым командам:</text:p>
          <text:list text:continue-numbering="true">
            <text:list-item>
              <text:p text:style-name="P170">0 — выход из<text:s/>программы;</text:p>
            </text:list-item>
            <text:list-item>
              <text:p text:style-name="P171">1,2,3 - создание фигуры (Квадрат, Прямоугольник, Треугольник соответственно), обновление вершин через ввод и проверка;</text:p>
            </text:list-item>
            <text:list-item>
              <text:p text:style-name="P172">4 - вывод данных вершин;</text:p>
            </text:list-item>
            <text:list-item>
              <text:p text:style-name="P173">5 - вывод площади</text:p>
            </text:list-item>
          </text:list>
        </text:list-item>
        <text:list-item>
          <text:p text:style-name="P174"><text:span text:style-name="T175">Функция<text:s/></text:span><text:span text:style-name="T176">Print</text:span><text:span text:style-name="T177">() возвращает содержимое кортежа. Она определена для tuple.</text:span></text:p>
        </text:list-item>
        <text:list-item>
          <text:p text:style-name="P178"><text:span text:style-name="T179">Функция<text:s/></text:span><text:span text:style-name="T180">Sq</text:span><text:span text:style-name="T181">uare</text:span><text:span text:style-name="T182">() вычисляет площадь данной фигуры или совокупности точек в кортеже в зависимости от типа фигуры по методу Гаусса (формула землемера, метод шунтирования) и возвращает это значение.</text:span></text:p>
        </text:list-item>
      </text:list>
      <text:p text:style-name="P183"/>
      <text:p text:style-name="P184"/>
      <text:p text:style-name="P185"/>
      <text:p text:style-name="P186">3. Набор тестов</text:p>
      <text:p text:style-name="P187"/>
      <text:p text:style-name="P188">Пояснение:</text:p>
      <text:p text:style-name="P189"/>
      <text:list text:style-name="LFO8" text:continue-numbering="true">
        <text:list-item>
          <text:p text:style-name="P190">На ввод подается число<text:s/>выбора действия из текстового интерфейса</text:p>
        </text:list-item>
        <text:list-item>
          <text:p text:style-name="P191"><text:span text:style-name="T192">При обновлении координат фигуры – выводится номер пары координат фигуры</text:span></text:p>
        </text:list-item>
        <text:list-item>
          <text:p text:style-name="P193"><text:span text:style-name="T194">Выводится информация о состоянии<text:s/></text:span><text:span text:style-name="T195">tuple</text:span><text:span text:style-name="T196"><text:s/>фигур, происходит проверка тестами</text:span></text:p>
        </text:list-item>
      </text:list>
      <text:p text:style-name="P197"><text:span text:style-name="T198">Test</text:span><text:span text:style-name="T199"><text:s/>1</text:span></text:p>
      <text:p text:style-name="P200">1</text:p>
      <text:p text:style-name="P201">1</text:p>
      <text:p text:style-name="P202">0 0 2 0 2 2 0 2</text:p>
      <text:p text:style-name="P203">3</text:p>
      <text:p text:style-name="P204">6</text:p>
      <text:p text:style-name="P205">9</text:p>
      <text:p text:style-name="P206">6</text:p>
      <text:p text:style-name="P207">1</text:p>
      <text:p text:style-name="P208">2</text:p>
      <text:soft-page-break/>
      <text:p text:style-name="P209">1</text:p>
      <text:p text:style-name="P210">3</text:p>
      <text:p text:style-name="P211">7</text:p>
      <text:p text:style-name="P212"><text:span text:style-name="T213">Test</text:span><text:span text:style-name="T214"><text:s/></text:span><text:span text:style-name="T215">2</text:span></text:p>
      <text:p text:style-name="P216">1</text:p>
      <text:p text:style-name="P217">1</text:p>
      <text:p text:style-name="P218">4 0 4 2 0 2 0 0</text:p>
      <text:p text:style-name="P219">1</text:p>
      <text:p text:style-name="P220">1</text:p>
      <text:p text:style-name="P221">3 0 3 5 0 5 0 0</text:p>
      <text:p text:style-name="P222">3</text:p>
      <text:p text:style-name="P223">4</text:p>
      <text:p text:style-name="P224">5</text:p>
      <text:p text:style-name="P225">6</text:p>
      <text:p text:style-name="P226">12</text:p>
      <text:p text:style-name="P227">7</text:p>
      <text:p text:style-name="P228"><text:span text:style-name="T229">Test 3</text:span></text:p>
      <text:p text:style-name="P230">1</text:p>
      <text:p text:style-name="P231">1</text:p>
      <text:p text:style-name="P232">4 0 4 2 0 2 0 0</text:p>
      <text:p text:style-name="P233">1</text:p>
      <text:p text:style-name="P234">1</text:p>
      <text:p text:style-name="P235">3 0 3 5 0 5 0 0</text:p>
      <text:p text:style-name="P236">3</text:p>
      <text:p text:style-name="P237">1</text:p>
      <text:p text:style-name="P238">2</text:p>
      <text:p text:style-name="P239">7 0 7 5 0 5 0 0</text:p>
      <text:p text:style-name="P240">1</text:p>
      <text:soft-page-break/>
      <text:p text:style-name="P241">3</text:p>
      <text:p text:style-name="P242">5</text:p>
      <text:p text:style-name="P243">4</text:p>
      <text:p text:style-name="P244">7</text:p>
      <text:list text:style-name="LFO7" text:continue-numbering="true">
        <text:list-item>
          <text:p text:style-name="P245">Результаты выполнения тестов</text:p>
        </text:list-item>
      </text:list>
      <text:p text:style-name="P246">Test 1</text:p>
      <text:p text:style-name="P247">1</text:p>
      <text:p text:style-name="P248">1</text:p>
      <text:p text:style-name="P249">0 0 Add item back of queue or iterator position</text:p>
      <text:p text:style-name="P250">2 0 2 2 command: 1 - &lt;Push&gt; or 2 - &lt;Insert&gt;</text:p>
      <text:p text:style-name="P251">0 2</text:p>
      <text:p text:style-name="P252">3</text:p>
      <text:p text:style-name="P253">6</text:p>
      <text:p text:style-name="P254">push --&gt; Input points: 9</text:p>
      <text:p text:style-name="P255">6</text:p>
      <text:p text:style-name="P256">1</text:p>
      <text:p text:style-name="P257">2</text:p>
      <text:p text:style-name="P258">print --&gt;</text:p>
      <text:p text:style-name="P259">1</text:p>
      <text:p text:style-name="P260">3</text:p>
      <text:p text:style-name="P261">7[0, 0] [2, 0] [2, 2][0, 2]</text:p>
      <text:p text:style-name="P262">area --&gt; Input area: The number figures with area less than given 1</text:p>
      <text:p text:style-name="P263">area --&gt; Input area: The number figures with area less than given 0</text:p>
      <text:p text:style-name="P264">Delete item from front queue or iterator position</text:p>
      <text:p text:style-name="P265">command: 1 - &lt;Pop&gt; or 2 - &lt;Erase&gt;</text:p>
      <text:p text:style-name="P266">pop --&gt;print --&gt;</text:p>
      <text:p text:style-name="P267">Test 2</text:p>
      <text:p text:style-name="P268">command: 1 - &lt;Push&gt; or 2 - &lt;Insert&gt;</text:p>
      <text:soft-page-break/>
      <text:p text:style-name="P269">3 0 3 5 push --&gt; Input points: 0 5 0 0</text:p>
      <text:p text:style-name="P270">Add item back of queue or iterator position</text:p>
      <text:p text:style-name="P271">3</text:p>
      <text:p text:style-name="P272">4</text:p>
      <text:p text:style-name="P273">5</text:p>
      <text:p text:style-name="P274">6</text:p>
      <text:p text:style-name="P275">command: 1 - &lt;Push&gt; or 2 - &lt;Insert&gt;</text:p>
      <text:p text:style-name="P276">push --&gt; Input points: 12</text:p>
      <text:p text:style-name="P277">7print --&gt;</text:p>
      <text:p text:style-name="P278">[4, 0] [4, 2] [0, 2][0, 0] <text:s/>&lt;- [3, 0] [3, 5] [0, 5][0, 0]</text:p>
      <text:p text:style-name="P279">front --&gt; [4, 0] [4, 2] [0, 2][0, 0]</text:p>
      <text:p text:style-name="P280">back --&gt; [3, 0] [3, 5] [0, 5][0, 0]</text:p>
      <text:p text:style-name="P281">area --&gt; Input area: The number figures with area less than given 1</text:p>
      <text:p text:style-name="P282">Test 3</text:p>
      <text:p text:style-name="P283">Add item back of queue or iterator position</text:p>
      <text:p text:style-name="P284">3 0 3 5 command: 1 - &lt;Push&gt; or 2 - &lt;Insert&gt;</text:p>
      <text:p text:style-name="P285">0 5 0 0</text:p>
      <text:p text:style-name="P286">push --&gt; Input points: 3</text:p>
      <text:p text:style-name="P287">1</text:p>
      <text:p text:style-name="P288">2</text:p>
      <text:p text:style-name="P289">7 print --&gt;</text:p>
      <text:p text:style-name="P290">0 7 5 0 [4, 0] [4, 2] [0, 2][0, 0] <text:s/>&lt;- [3, 0] [3, 5] [0, 5][0, 0]</text:p>
      <text:p text:style-name="P291">5 0 0</text:p>
      <text:p text:style-name="P292">1</text:p>
      <text:p text:style-name="P293">Add item back of queue or iterator position</text:p>
      <text:p text:style-name="P294">command: 1 - &lt;Push&gt; or 2 - &lt;Insert&gt;</text:p>
      <text:p text:style-name="P295">3</text:p>
      <text:p text:style-name="P296">5</text:p>
      <text:soft-page-break/>
      <text:p text:style-name="P297">4</text:p>
      <text:p text:style-name="P298">7insert --&gt; Input points: <text:s text:c="7"/>--&gt; Input index: print --&gt;</text:p>
      <text:p text:style-name="P299">[4, 0] [4, 2] [0, 2][0, 0] <text:s/>&lt;- [7, 0] [7, 5] [0, 5][0, 0] <text:s/>&lt;- [3, 0] [3, 5] [0, 5][0, 0]</text:p>
      <text:p text:style-name="P300">back --&gt; [3, 0] [3, 5] [0, 5][0, 0]</text:p>
      <text:p text:style-name="P301">front --&gt; [4, 0] [4, 2] [0, 2][0, 0]</text:p>
      <text:p text:style-name="P302"/>
      <text:p text:style-name="P303"/>
      <text:p text:style-name="P304"><text:span text:style-name="T305">5.<text:s/></text:span><text:span text:style-name="T306">Листинг</text:span><text:span text:style-name="T307"><text:s/></text:span><text:span text:style-name="T308">программы</text:span></text:p>
      <text:p text:style-name="P309"/>
      <text:p text:style-name="P310"/>
      <text:p text:style-name="P311"><text:span text:style-name="T312">main.cpp</text:span></text:p>
      <text:p text:style-name="P313"/>
      <text:p text:style-name="P314">#include &lt;iostream&gt;</text:p>
      <text:p text:style-name="P315">#include &lt;utility&gt;</text:p>
      <text:p text:style-name="P316">#include &lt;algorithm&gt;</text:p>
      <text:p text:style-name="P317">#include &lt;locale&gt;</text:p>
      <text:p text:style-name="P318"/>
      <text:p text:style-name="P319">#include "queue.h"</text:p>
      <text:p text:style-name="P320">#include "rectangle.h"</text:p>
      <text:p text:style-name="P321">#include "vertex.h"</text:p>
      <text:p text:style-name="P322">#include "vector.h"</text:p>
      <text:p text:style-name="P323"/>
      <text:p text:style-name="P324"/>
      <text:p text:style-name="P325">void printHelp() {</text:p>
      <text:p text:style-name="P326"><text:s text:c="4"/>std::cout &lt;&lt; std::endl &lt;&lt; "'1' <text:s text:c="10"/>- Add" &lt;&lt; std::endl;</text:p>
      <text:p text:style-name="P327"><text:s text:c="4"/>std::cout &lt;&lt; "'2' <text:s text:c="10"/>- Remove" &lt;&lt; std::endl;</text:p>
      <text:p text:style-name="P328"><text:s text:c="4"/>std::cout &lt;&lt; "'3' <text:s text:c="10"/>- Print" &lt;&lt; std::endl;</text:p>
      <text:p text:style-name="P329"><text:s text:c="4"/>std::cout &lt;&lt; "'4' <text:s text:c="10"/>- Front" &lt;&lt; std::endl;</text:p>
      <text:p text:style-name="P330"><text:s text:c="4"/>std::cout &lt;&lt; "'5' <text:s text:c="10"/>- Back" &lt;&lt; std::endl;</text:p>
      <text:p text:style-name="P331"><text:s text:c="4"/>std::cout &lt;&lt; "'6' <text:s text:c="10"/>- Count if" &lt;&lt; std::endl;</text:p>
      <text:p text:style-name="P332"><text:s text:c="4"/>std::cout &lt;&lt; "'7' <text:s text:c="10"/>- Exit" &lt;&lt; std::endl;</text:p>
      <text:p text:style-name="P333">}</text:p>
      <text:p text:style-name="P334"/>
      <text:p text:style-name="P335">int main() {</text:p>
      <text:p text:style-name="P336"><text:tab/>Queue&lt;Rectangle&lt;int&gt;&gt; q;</text:p>
      <text:p text:style-name="P337"><text:tab/>int cmd, i, cnt;</text:p>
      <text:p text:style-name="P338"><text:tab/>double area;</text:p>
      <text:p text:style-name="P339"/>
      <text:p text:style-name="P340"><text:tab/>while (true) {</text:p>
      <text:p text:style-name="P341"><text:s text:c="4"/><text:tab/>// printHelp();</text:p>
      <text:p text:style-name="P342"><text:tab/><text:tab/>std::cin &gt;&gt; cmd;</text:p>
      <text:p text:style-name="P343"><text:tab/><text:tab/>switch(cmd) {</text:p>
      <text:p text:style-name="P344"><text:s text:c="12"/>case 1: {</text:p>
      <text:p text:style-name="P345"><text:tab/><text:tab/><text:tab/><text:s text:c="4"/>std::cout &lt;&lt; "Add item back of queue or iterator position" &lt;&lt; std::endl;</text:p>
      <text:p text:style-name="P346"><text:tab/><text:tab/><text:tab/><text:s text:c="4"/>std::cout &lt;&lt; "command: 1 - &lt;Push&gt; or 2 - &lt;Insert&gt;" &lt;&lt;<text:s/><text:soft-page-break/>std::endl;</text:p>
      <text:p text:style-name="P347"><text:tab/><text:tab/><text:tab/><text:s text:c="4"/>std::cin &gt;&gt; cmd;</text:p>
      <text:p text:style-name="P348"><text:s text:c="16"/>if(cmd == 1) {</text:p>
      <text:p text:style-name="P349"><text:s text:c="20"/>Rectangle&lt;int&gt; rec;</text:p>
      <text:p text:style-name="P350"><text:tab/><text:tab/><text:tab/><text:tab/><text:s text:c="4"/>std::cout &lt;&lt; "push --&gt; Input points: ";</text:p>
      <text:p text:style-name="P351"><text:s text:c="20"/>try {</text:p>
      <text:p text:style-name="P352"><text:tab/><text:tab/><text:tab/><text:tab/><text:tab/><text:s text:c="4"/>std::cin &gt;&gt; rec;</text:p>
      <text:p text:style-name="P353"><text:tab/><text:tab/><text:s text:c="12"/>} catch (std::exception &amp;e) {</text:p>
      <text:p text:style-name="P354"><text:tab/><text:tab/><text:tab/><text:tab/><text:tab/><text:s text:c="4"/>std::cout &lt;&lt; e.what() &lt;&lt; std::endl;</text:p>
      <text:p text:style-name="P355"><text:tab/><text:tab/><text:tab/><text:tab/><text:tab/><text:s text:c="4"/>break;</text:p>
      <text:p text:style-name="P356"><text:tab/><text:tab/><text:tab/><text:tab/><text:s text:c="4"/>}</text:p>
      <text:p text:style-name="P357"><text:tab/><text:tab/><text:tab/><text:tab/><text:tab/>q.Push(rec);</text:p>
      <text:p text:style-name="P358"><text:tab/><text:tab/><text:tab/><text:tab/><text:tab/>continue;</text:p>
      <text:p text:style-name="P359"><text:s text:c="16"/>}</text:p>
      <text:p text:style-name="P360"><text:tab/><text:tab/><text:tab/><text:s text:c="4"/>else if (cmd == 2) {</text:p>
      <text:p text:style-name="P361"><text:tab/><text:tab/><text:tab/><text:tab/><text:tab/>Rectangle&lt;int&gt; rec;</text:p>
      <text:p text:style-name="P362"><text:tab/><text:tab/><text:tab/><text:tab/><text:tab/>std::cout &lt;&lt; "insert --&gt; Input points: ";</text:p>
      <text:p text:style-name="P363"><text:tab/><text:tab/><text:tab/><text:tab/><text:tab/>try {</text:p>
      <text:p text:style-name="P364"><text:tab/><text:tab/><text:tab/><text:tab/><text:tab/><text:tab/>std::cin &gt;&gt; rec;</text:p>
      <text:p text:style-name="P365"><text:tab/><text:tab/><text:tab/><text:tab/><text:tab/>} catch (std::exception &amp;e) {</text:p>
      <text:p text:style-name="P366"><text:tab/><text:tab/><text:tab/><text:tab/><text:tab/><text:tab/>std::cout &lt;&lt; e.what() &lt;&lt; std::endl;</text:p>
      <text:p text:style-name="P367"><text:tab/><text:tab/><text:tab/><text:tab/><text:tab/><text:tab/>break;</text:p>
      <text:p text:style-name="P368"><text:tab/><text:tab/><text:tab/><text:tab/><text:tab/>}</text:p>
      <text:p text:style-name="P369"><text:tab/><text:tab/><text:tab/><text:tab/><text:tab/>std::cout &lt;&lt; " <text:s text:c="6"/>--&gt; Input index: ";</text:p>
      <text:p text:style-name="P370"><text:tab/><text:tab/><text:tab/><text:tab/><text:tab/>std::cin &gt;&gt; i;</text:p>
      <text:p text:style-name="P371"><text:tab/><text:tab/><text:tab/><text:tab/><text:tab/>Queue&lt;Rectangle&lt;int&gt;&gt;::ForwardIterator it = q.Begin();</text:p>
      <text:p text:style-name="P372"><text:tab/><text:tab/><text:tab/><text:tab/><text:tab/>for (cnt = 0; cnt &lt; i; cnt++) {</text:p>
      <text:p text:style-name="P373"><text:tab/><text:tab/><text:tab/><text:tab/><text:tab/><text:tab/>it++;</text:p>
      <text:p text:style-name="P374"><text:tab/><text:tab/><text:tab/><text:tab/><text:tab/>}</text:p>
      <text:p text:style-name="P375"><text:tab/><text:tab/><text:tab/><text:tab/><text:tab/>q.Insert(it, rec);</text:p>
      <text:p text:style-name="P376"><text:tab/><text:tab/><text:tab/><text:tab/><text:tab/>continue;</text:p>
      <text:p text:style-name="P377"><text:tab/><text:tab/><text:tab/><text:tab/>}</text:p>
      <text:p text:style-name="P378"><text:tab/><text:tab/><text:tab/><text:tab/>else {</text:p>
      <text:p text:style-name="P379"><text:tab/><text:tab/><text:tab/><text:tab/><text:tab/>std::cout &lt;&lt; "[Error 1] Invalid input" &lt;&lt; std::endl;</text:p>
      <text:p text:style-name="P380"><text:tab/><text:tab/><text:tab/><text:tab/><text:tab/>std::cin.clear();</text:p>
      <text:p text:style-name="P381"><text:tab/><text:tab/><text:tab/><text:tab/><text:tab/>std::cin.ignore(30000, '\n');</text:p>
      <text:p text:style-name="P382"><text:tab/><text:tab/><text:tab/><text:tab/><text:tab/>break;</text:p>
      <text:p text:style-name="P383"><text:tab/><text:tab/><text:tab/><text:tab/>}</text:p>
      <text:p text:style-name="P384"><text:tab/><text:tab/><text:tab/>}</text:p>
      <text:p text:style-name="P385"><text:tab/><text:tab/><text:tab/>case 2: {</text:p>
      <text:p text:style-name="P386"><text:tab/><text:tab/><text:tab/><text:tab/>std::cout &lt;&lt; "Delete item from front queue or iterator position" &lt;&lt; std::endl;</text:p>
      <text:p text:style-name="P387"><text:tab/><text:tab/><text:tab/><text:s text:c="4"/>std::cout &lt;&lt; "command: 1 - &lt;Pop&gt; or 2 - &lt;Erase&gt;" &lt;&lt; std::endl;</text:p>
      <text:p text:style-name="P388"><text:tab/><text:tab/><text:tab/><text:tab/>std::cin &gt;&gt; cmd;</text:p>
      <text:p text:style-name="P389"><text:tab/><text:tab/><text:tab/><text:tab/>if (cmd == 1) {</text:p>
      <text:p text:style-name="P390"><text:tab/><text:tab/><text:tab/><text:tab/><text:tab/>std::cout &lt;&lt; "pop --&gt;";</text:p>
      <text:p text:style-name="P391"><text:tab/><text:tab/><text:tab/><text:tab/><text:tab/>q.Pop();</text:p>
      <text:p text:style-name="P392"><text:tab/><text:tab/><text:tab/><text:tab/><text:tab/>continue;</text:p>
      <text:soft-page-break/>
      <text:p text:style-name="P393"><text:tab/><text:tab/><text:tab/><text:tab/>}</text:p>
      <text:p text:style-name="P394"><text:tab/><text:tab/><text:tab/><text:tab/>else if(cmd == 2) {</text:p>
      <text:p text:style-name="P395"><text:tab/><text:tab/><text:tab/><text:tab/><text:tab/>std::cout &lt;&lt; "erase --&gt; Input index: ";</text:p>
      <text:p text:style-name="P396"><text:tab/><text:tab/><text:tab/><text:tab/><text:tab/>std::cin &gt;&gt; i;</text:p>
      <text:p text:style-name="P397"><text:tab/><text:tab/><text:tab/><text:tab/><text:tab/>Queue&lt;Rectangle&lt;int&gt;&gt;::ForwardIterator it = q.Begin();</text:p>
      <text:p text:style-name="P398"><text:tab/><text:tab/><text:tab/><text:tab/><text:tab/>for (cnt = 0; cnt &lt; i; cnt++) {</text:p>
      <text:p text:style-name="P399"><text:tab/><text:tab/><text:tab/><text:tab/><text:tab/><text:tab/>it++;</text:p>
      <text:p text:style-name="P400"><text:tab/><text:tab/><text:tab/><text:tab/><text:tab/>}</text:p>
      <text:p text:style-name="P401"><text:tab/><text:tab/><text:tab/><text:tab/><text:tab/>q.Erase(it);</text:p>
      <text:p text:style-name="P402"><text:tab/><text:tab/><text:tab/><text:tab/><text:tab/>continue;</text:p>
      <text:p text:style-name="P403"><text:tab/><text:tab/><text:tab/><text:tab/>}</text:p>
      <text:p text:style-name="P404"><text:tab/><text:tab/><text:tab/><text:tab/>else {</text:p>
      <text:p text:style-name="P405"><text:tab/><text:tab/><text:tab/><text:tab/><text:tab/>std::cout &lt;&lt; "[Error 2] Invalid input" &lt;&lt; std::endl;</text:p>
      <text:p text:style-name="P406"><text:tab/><text:tab/><text:tab/><text:tab/><text:tab/>std::cin.clear();</text:p>
      <text:p text:style-name="P407"><text:tab/><text:tab/><text:tab/><text:tab/><text:tab/>std::cin.ignore(30000, '\n');</text:p>
      <text:p text:style-name="P408"><text:tab/><text:tab/><text:tab/><text:tab/><text:tab/>break;</text:p>
      <text:p text:style-name="P409"><text:tab/><text:tab/><text:tab/><text:tab/>}</text:p>
      <text:p text:style-name="P410"><text:tab/><text:tab/><text:tab/>}</text:p>
      <text:p text:style-name="P411"><text:tab/><text:tab/><text:tab/>case 3: {</text:p>
      <text:p text:style-name="P412"><text:tab/><text:tab/><text:tab/><text:tab/>std::cout &lt;&lt; "print --&gt;" &lt;&lt; std::endl;</text:p>
      <text:p text:style-name="P413"><text:tab/><text:tab/><text:tab/><text:tab/>q.Print();</text:p>
      <text:p text:style-name="P414"><text:tab/><text:tab/><text:tab/><text:tab/>continue;</text:p>
      <text:p text:style-name="P415"><text:tab/><text:tab/><text:tab/>}</text:p>
      <text:p text:style-name="P416"><text:tab/><text:tab/><text:tab/>case 4: {</text:p>
      <text:p text:style-name="P417"><text:tab/><text:tab/><text:tab/><text:tab/>std::cout &lt;&lt; "front --&gt; ";</text:p>
      <text:p text:style-name="P418"><text:tab/><text:tab/><text:tab/><text:tab/>Rectangle&lt;int&gt; value;</text:p>
      <text:p text:style-name="P419"><text:tab/><text:tab/><text:tab/><text:tab/>try {</text:p>
      <text:p text:style-name="P420"><text:tab/><text:tab/><text:tab/><text:tab/><text:tab/>value = q.Front();</text:p>
      <text:p text:style-name="P421"><text:tab/><text:tab/><text:tab/><text:tab/>} catch (std::exception &amp;e) {</text:p>
      <text:p text:style-name="P422"><text:tab/><text:tab/><text:tab/><text:tab/><text:tab/>std::cout &lt;&lt; e.what() &lt;&lt; std::endl;</text:p>
      <text:p text:style-name="P423"><text:tab/><text:tab/><text:tab/><text:tab/><text:tab/>break;</text:p>
      <text:p text:style-name="P424"><text:tab/><text:tab/><text:tab/><text:tab/>}</text:p>
      <text:p text:style-name="P425"><text:tab/><text:tab/><text:tab/><text:tab/>std::cout &lt;&lt; value &lt;&lt; std::endl;</text:p>
      <text:p text:style-name="P426"><text:tab/><text:tab/><text:tab/><text:tab/>continue;</text:p>
      <text:p text:style-name="P427"><text:tab/><text:tab/><text:tab/>}</text:p>
      <text:p text:style-name="P428"><text:tab/><text:tab/><text:s/><text:tab/>case 5: {</text:p>
      <text:p text:style-name="P429"><text:tab/><text:tab/><text:tab/><text:tab/>std::cout &lt;&lt; "back --&gt; ";</text:p>
      <text:p text:style-name="P430"><text:tab/><text:tab/><text:tab/><text:tab/>Rectangle&lt;int&gt; value;</text:p>
      <text:p text:style-name="P431"><text:tab/><text:tab/><text:tab/><text:tab/>try {</text:p>
      <text:p text:style-name="P432"><text:tab/><text:tab/><text:tab/><text:tab/><text:tab/>value = q.Back();</text:p>
      <text:p text:style-name="P433"><text:tab/><text:tab/><text:tab/><text:tab/>}</text:p>
      <text:p text:style-name="P434"><text:tab/><text:tab/><text:tab/><text:tab/>catch (std::exception &amp;e) {</text:p>
      <text:p text:style-name="P435"><text:tab/><text:tab/><text:tab/><text:tab/><text:tab/>std::cout &lt;&lt; e.what() &lt;&lt; std::endl;</text:p>
      <text:p text:style-name="P436"><text:tab/><text:tab/><text:tab/><text:tab/><text:tab/>break;</text:p>
      <text:p text:style-name="P437"><text:tab/><text:tab/><text:tab/><text:tab/>}</text:p>
      <text:p text:style-name="P438"><text:tab/><text:tab/><text:tab/><text:tab/>std::cout &lt;&lt; value &lt;&lt; std::endl;</text:p>
      <text:p text:style-name="P439"><text:tab/><text:tab/><text:tab/><text:tab/>continue;</text:p>
      <text:p text:style-name="P440"><text:tab/><text:tab/><text:tab/>}</text:p>
      <text:p text:style-name="P441"><text:tab/><text:tab/><text:tab/>case 6: {</text:p>
      <text:soft-page-break/>
      <text:p text:style-name="P442"><text:tab/><text:tab/><text:tab/><text:tab/>std::cout &lt;&lt; "area --&gt; Input area: ";</text:p>
      <text:p text:style-name="P443"><text:span text:style-name="T444"><text:tab/></text:span><text:span text:style-name="T445"><text:tab/></text:span><text:span text:style-name="T446"><text:tab/></text:span><text:span text:style-name="T447"><text:tab/></text:span><text:span text:style-name="T448">std::cin &gt;&gt; area;</text:span></text:p>
      <text:p text:style-name="P449"><text:span text:style-name="T450"><text:tab/></text:span><text:span text:style-name="T451"><text:tab/></text:span><text:span text:style-name="T452"><text:tab/></text:span><text:span text:style-name="T453"><text:tab/></text:span><text:span text:style-name="T454">std::cout &lt;&lt; "The number figures with area less than given "</text:span></text:p>
      <text:p text:style-name="P455"><text:tab/><text:tab/><text:tab/><text:tab/><text:tab/>&lt;&lt; std::count_if(q.Begin(), q.End(), [area](Rectangle&lt;int&gt; t){</text:p>
      <text:p text:style-name="P456"><text:tab/><text:tab/><text:tab/><text:tab/><text:tab/>return Area(t) &lt; area;</text:p>
      <text:p text:style-name="P457"><text:tab/><text:tab/><text:tab/><text:tab/>}) &lt;&lt; std::endl;</text:p>
      <text:p text:style-name="P458"><text:tab/><text:tab/><text:tab/><text:tab/>continue;</text:p>
      <text:p text:style-name="P459"><text:tab/><text:tab/><text:tab/>}</text:p>
      <text:p text:style-name="P460"><text:tab/><text:tab/><text:tab/>case 7: {</text:p>
      <text:p text:style-name="P461"><text:tab/><text:tab/><text:tab/><text:tab/>return 0;</text:p>
      <text:p text:style-name="P462"><text:tab/><text:tab/><text:tab/>}</text:p>
      <text:p text:style-name="P463"><text:tab/><text:tab/><text:tab/>default: {</text:p>
      <text:p text:style-name="P464"><text:tab/><text:tab/><text:tab/><text:tab/>std::cout &lt;&lt; "[Error 3] Invalid input" &lt;&lt; std::endl;</text:p>
      <text:p text:style-name="P465"><text:tab/><text:tab/><text:tab/><text:tab/>std::cin.clear();</text:p>
      <text:p text:style-name="P466"><text:tab/><text:tab/><text:tab/><text:tab/>std::cin.ignore(30000, '\n');</text:p>
      <text:p text:style-name="P467"><text:span text:style-name="T468"><text:tab/></text:span><text:span text:style-name="T469"><text:tab/></text:span><text:span text:style-name="T470"><text:tab/></text:span><text:span text:style-name="T471">}</text:span></text:p>
      <text:p text:style-name="P472"><text:tab/><text:tab/>}</text:p>
      <text:p text:style-name="P473"><text:tab/>}</text:p>
      <text:p text:style-name="P474"><text:tab/>return 0;</text:p>
      <text:p text:style-name="P475">}</text:p>
      <table:table table:style-name="Table476">
        <table:table-columns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</table:table>
      <text:h text:style-name="P484" text:outline-level="2"><text:span text:style-name="T485">point.h</text:span></text:h>
      <text:p text:style-name="P486"/>
      <text:p text:style-name="P487">#pragma once</text:p>
      <text:p text:style-name="P488"/>
      <text:p text:style-name="P489"/>
      <text:p text:style-name="P490">template&lt;typename T&gt;</text:p>
      <text:p text:style-name="P491">std::istream &amp;operator&gt;&gt;(std::istream &amp;is, std::pair&lt;T, T&gt; &amp;v) {</text:p>
      <text:p text:style-name="P492"><text:tab/>is &gt;&gt; v.first &gt;&gt; v.second;</text:p>
      <text:p text:style-name="P493"><text:tab/>return is;</text:p>
      <text:p text:style-name="P494">}</text:p>
      <text:p text:style-name="P495"/>
      <text:p text:style-name="P496">template&lt;typename T&gt;</text:p>
      <text:p text:style-name="P497">std::ostream &amp;operator&lt;&lt;(std::ostream &amp;os, const std::pair&lt;T,T&gt; &amp;v) {</text:p>
      <text:p text:style-name="P498"><text:tab/>os &lt;&lt; "[" &lt;&lt; v.first &lt;&lt; ", " &lt;&lt; v.second &lt;&lt; "]";</text:p>
      <text:p text:style-name="P499"><text:tab/>return os;</text:p>
      <text:p text:style-name="P500">}</text:p>
      <text:h text:style-name="P501" text:outline-level="2"><text:span text:style-name="T502">rectangle.h</text:span></text:h>
      <text:p text:style-name="P503"/>
      <text:soft-page-break/>
      <text:p text:style-name="P504">#pragma once</text:p>
      <text:p text:style-name="P505">#include &lt;utility&gt;</text:p>
      <text:p text:style-name="P506">#include &lt;iostream&gt;</text:p>
      <text:p text:style-name="P507"/>
      <text:p text:style-name="P508">#include "vector.h"</text:p>
      <text:p text:style-name="P509"/>
      <text:p text:style-name="P510">template&lt;typename T&gt;</text:p>
      <text:p text:style-name="P511">struct Rectangle {</text:p>
      <text:p text:style-name="P512"><text:tab/>std::pair&lt;T,T&gt; vertices[4];</text:p>
      <text:p text:style-name="P513">};</text:p>
      <text:p text:style-name="P514"/>
      <text:p text:style-name="P515">template&lt;typename T&gt;</text:p>
      <text:p text:style-name="P516">typename Rectangle&lt;T&gt;::std::template pair&lt;T,T&gt; Center(const Rectangle&lt;T&gt; &amp;t);</text:p>
      <text:p text:style-name="P517"/>
      <text:p text:style-name="P518">template&lt;typename T&gt;</text:p>
      <text:p text:style-name="P519">double Area(const Rectangle&lt;T&gt; &amp;t);</text:p>
      <text:p text:style-name="P520"/>
      <text:p text:style-name="P521">template&lt;typename T&gt;</text:p>
      <text:p text:style-name="P522">std::ostream &amp;Print(std::ostream &amp;os, const Rectangle&lt;T&gt; &amp;t);</text:p>
      <text:p text:style-name="P523"/>
      <text:p text:style-name="P524">template&lt;typename T&gt;</text:p>
      <text:p text:style-name="P525">std::istream &amp;Read(std::istream &amp;is, Rectangle&lt;T&gt; &amp;t);</text:p>
      <text:p text:style-name="P526"/>
      <text:p text:style-name="P527">template&lt;typename T&gt;</text:p>
      <text:p text:style-name="P528">std::istream &amp;operator&gt;&gt;(std::istream &amp;is, Rectangle&lt;T&gt; &amp;t);</text:p>
      <text:p text:style-name="P529"/>
      <text:p text:style-name="P530">template&lt;typename T&gt;</text:p>
      <text:p text:style-name="P531">std::ostream &amp;operator&lt;&lt;(std::ostream &amp;os, const Rectangle&lt;T&gt; &amp;t);</text:p>
      <text:p text:style-name="P532"/>
      <text:p text:style-name="P533">template&lt;typename T&gt;</text:p>
      <text:p text:style-name="P534">typename Rectangle&lt;T&gt;::std::template pair&lt;T,T&gt; Center(const Rectangle&lt;T&gt; &amp;t) {</text:p>
      <text:p text:style-name="P535"><text:tab/>T x, y;</text:p>
      <text:p text:style-name="P536"><text:tab/>x = (t.vertices[0].first + t.vertices[1].first + t.vertices[2].first + t.vertices[3].first) / 4;</text:p>
      <text:p text:style-name="P537"><text:tab/>y = (t.vertices[0].second + t.vertices[1].second + t.vertices[2].second + t.vertices[3].second) / 4;</text:p>
      <text:p text:style-name="P538"/>
      <text:p text:style-name="P539"><text:tab/>return std::make_pair(x, y);</text:p>
      <text:p text:style-name="P540">}</text:p>
      <text:p text:style-name="P541"/>
      <text:p text:style-name="P542">template&lt;typename T&gt;</text:p>
      <text:p text:style-name="P543">double Area(const Rectangle&lt;T&gt; &amp;t) {</text:p>
      <text:p text:style-name="P544"><text:tab/>double hor = std::max(abs(t.vertices[0].first - t.vertices[1].first), abs(t.vertices[1].first - t.vertices[2].first));</text:p>
      <text:p text:style-name="P545"><text:tab/>double ver = std::max(abs(t.vertices[0].second - t.vertices[1].second), abs(t.vertices[1].second - t.vertices[2].second));</text:p>
      <text:p text:style-name="P546"><text:tab/>return hor * ver;</text:p>
      <text:p text:style-name="P547">}</text:p>
      <text:p text:style-name="P548"/>
      <text:p text:style-name="P549">template&lt;typename T&gt;</text:p>
      <text:p text:style-name="P550">std::ostream &amp;Print(std::ostream &amp;os, const Rectangle&lt;T&gt; &amp;t) {</text:p>
      <text:p text:style-name="P551"><text:tab/>for (int i = 0; i &lt; 4; i++) {</text:p>
      <text:p text:style-name="P552"><text:tab/><text:tab/>os &lt;&lt; t.vertices[i];</text:p>
      <text:p text:style-name="P553"><text:tab/><text:tab/>if (i != 2) {</text:p>
      <text:p text:style-name="P554"><text:tab/><text:tab/><text:tab/>os &lt;&lt; " ";</text:p>
      <text:p text:style-name="P555"><text:tab/><text:tab/>}</text:p>
      <text:p text:style-name="P556"><text:tab/>}</text:p>
      <text:p text:style-name="P557"><text:tab/>return os;</text:p>
      <text:p text:style-name="P558">}</text:p>
      <text:p text:style-name="P559"/>
      <text:p text:style-name="P560">template&lt;typename T&gt;</text:p>
      <text:p text:style-name="P561">std::istream &amp;Read(std::istream &amp;is, Rectangle&lt;T&gt; &amp;t) {</text:p>
      <text:p text:style-name="P562"><text:tab/>for (int i = 0; i &lt; 4; i++) {</text:p>
      <text:p text:style-name="P563"><text:tab/><text:tab/>is &gt;&gt; t.vertices[i].first &gt;&gt; t.vertices[i].second;</text:p>
      <text:p text:style-name="P564"><text:tab/>}</text:p>
      <text:p text:style-name="P565"><text:tab/>double AB = Length(t.vertices[0], t.vertices[1]),</text:p>
      <text:p text:style-name="P566"><text:tab/><text:tab/><text:s text:c="3"/>BC = Length(t.vertices[1], t.vertices[2]),</text:p>
      <text:p text:style-name="P567"><text:tab/><text:tab/><text:s text:c="3"/>CD = Length(t.vertices[2], t.vertices[3]),</text:p>
      <text:p text:style-name="P568"><text:tab/><text:tab/><text:s text:c="3"/>DA = Length(t.vertices[0], t.vertices[3]);</text:p>
      <text:p text:style-name="P569"><text:tab/>if (AB != CD || BC != DA) {</text:p>
      <text:p text:style-name="P570"><text:tab/><text:tab/>throw std::logic_error("Vectors must not be with different length.");</text:p>
      <text:p text:style-name="P571"><text:tab/>}</text:p>
      <text:soft-page-break/>
      <text:p text:style-name="P572"><text:tab/>if (!is_parallel(t.vertices[0], t.vertices[1], t.vertices[2], t.vertices[3])){</text:p>
      <text:p text:style-name="P573"><text:tab/><text:tab/>throw std::logic_error("Vectors must not be dont parallel.");</text:p>
      <text:p text:style-name="P574"><text:tab/>}</text:p>
      <text:p text:style-name="P575"><text:tab/>return is;</text:p>
      <text:p text:style-name="P576">}</text:p>
      <text:p text:style-name="P577"/>
      <text:p text:style-name="P578">template&lt;typename T&gt;</text:p>
      <text:p text:style-name="P579">std::istream &amp;operator&gt;&gt;(std::istream &amp;is, Rectangle&lt;T&gt; &amp;t) {</text:p>
      <text:p text:style-name="P580"><text:tab/>return Read(is, t);</text:p>
      <text:p text:style-name="P581">}</text:p>
      <text:p text:style-name="P582"/>
      <text:p text:style-name="P583">template&lt;typename T&gt;</text:p>
      <text:p text:style-name="P584">std::ostream &amp;operator&lt;&lt;(std::ostream &amp;os, const Rectangle&lt;T&gt; &amp;t) {</text:p>
      <text:p text:style-name="P585"><text:tab/>return Print(os, t);</text:p>
      <text:p text:style-name="P586">}</text:p>
      <text:p text:style-name="P587"/>
      <text:p text:style-name="P588">vector.h</text:p>
      <text:p text:style-name="P589">#pragma once</text:p>
      <text:p text:style-name="P590">#include &lt;utility&gt;</text:p>
      <text:p text:style-name="P591">#include &lt;cmath&gt;</text:p>
      <text:p text:style-name="P592">#include &lt;iostream&gt;</text:p>
      <text:p text:style-name="P593"/>
      <text:p text:style-name="P594">#include "vertex.h"</text:p>
      <text:p text:style-name="P595"/>
      <text:p text:style-name="P596">template&lt;typename T&gt;</text:p>
      <text:p text:style-name="P597">struct Vector {</text:p>
      <text:p text:style-name="P598"><text:tab/>Vector(T x_cord, T y_cord) : p1{x_cord}, p2{y_cord} {};</text:p>
      <text:p text:style-name="P599"><text:tab/>Vector(std::pair&lt;T, T&gt; &amp;p1, std::pair&lt;T, T&gt; &amp;p2) : p1{p2.first - p1.first}, p2{p2.second - p1.second} {};</text:p>
      <text:p text:style-name="P600"/>
      <text:p text:style-name="P601"><text:tab/>double operator*(const Vector&lt;T&gt; &amp;a) const {</text:p>
      <text:p text:style-name="P602"><text:tab/><text:tab/>return (this-&gt;p1 * a.p1) + (this-&gt;p2 * a.p2);</text:p>
      <text:p text:style-name="P603"><text:tab/>}</text:p>
      <text:p text:style-name="P604"/>
      <text:p text:style-name="P605"><text:tab/>Vector&lt;T&gt; &amp;operator=(const Vector&lt;T&gt; &amp;a) {</text:p>
      <text:soft-page-break/>
      <text:p text:style-name="P606"><text:tab/><text:tab/>this-&gt;p1 = a.p1;</text:p>
      <text:p text:style-name="P607"><text:tab/><text:tab/>this-&gt;p2 = a.p2;</text:p>
      <text:p text:style-name="P608"><text:tab/><text:tab/>return *this;</text:p>
      <text:p text:style-name="P609"><text:tab/>}</text:p>
      <text:p text:style-name="P610"/>
      <text:p text:style-name="P611"><text:tab/>T p1, p2;</text:p>
      <text:p text:style-name="P612">};</text:p>
      <text:p text:style-name="P613"/>
      <text:p text:style-name="P614">template&lt;typename T&gt;</text:p>
      <text:p text:style-name="P615">double Length(const std::pair&lt;T, T&gt; &amp;A, const std::pair&lt;T, T&gt; &amp;B) {</text:p>
      <text:p text:style-name="P616"><text:tab/>return sqrt(pow((B.first - A.first), 2) +</text:p>
      <text:p text:style-name="P617"><text:tab/><text:tab/><text:tab/><text:tab/>pow((B.second - A.second), 2));</text:p>
      <text:p text:style-name="P618">}</text:p>
      <text:p text:style-name="P619"/>
      <text:p text:style-name="P620">template&lt;typename T&gt;</text:p>
      <text:p text:style-name="P621">bool is_parallel(const std::pair&lt;T, T&gt; &amp;A, const std::pair&lt;T, T&gt; &amp;B, const std::pair&lt;T, T&gt; &amp;C, const std::pair&lt;T, T&gt; &amp;D) {</text:p>
      <text:p text:style-name="P622"><text:tab/>return (B.second - A.second) * (D.first - C.first) - (D.second - C.second) * (B.first - A.first) == 0;</text:p>
      <text:p text:style-name="P623">}</text:p>
      <text:p text:style-name="P624"/>
      <text:p text:style-name="Textbody"><text:span text:style-name="T625">CMakeLists.txt</text:span></text:p>
      <text:p text:style-name="P626"><text:s text:c="2"/></text:p>
      <text:p text:style-name="P627">cmake_minimum_required(VERSION 3.5)</text:p>
      <text:p text:style-name="P628"/>
      <text:p text:style-name="Textbody"><text:span text:style-name="T629">project(lab</text:span><text:span text:style-name="T630">5</text:span><text:span text:style-name="T631">)</text:span></text:p>
      <text:p text:style-name="P632"/>
      <text:p text:style-name="P633">add_executable(lab5 main.cpp)</text:p>
      <text:p text:style-name="P634"/>
      <text:p text:style-name="P635">set_property(TARGET lab5 PROPERTY CXX_STANDARD 11)</text:p>
      <text:p text:style-name="P636"/>
      <text:p text:style-name="P637">set(CMAKE_CXX_FLAGS "${CMAKE_CXX_FLAGS} -Wall -Wextra -g")</text:p>
      <text:p text:style-name="P638"/>
      <text:p text:style-name="P639"/>
      <text:p text:style-name="P640"/>
      <text:p text:style-name="P641"/>
      <text:p text:style-name="P642"/>
      <text:p text:style-name="P643">6. Ссылка на репозиторий</text:p>
      <text:p text:style-name="P644"/>
      <text:p text:style-name="P645"><text:a xlink:href="https://github.com/nikit34/oop_exercise_05" office:target-frame-name="_top" xlink:show="replace"><text:span text:style-name="T646">https://github.com/nikit34/oop_exercise_05</text:span></text:a></text:p>
      <text:p text:style-name="P647"/>
      <text:p text:style-name="P648"/>
      <text:p text:style-name="P649"><text:span text:style-name="T650">7. Объяснение результатов работы программы</text:span></text:p>
      <text:p text:style-name="P651"/>
      <text:p text:style-name="P652">Контейнер<text:s/>«очередь» реализован с помощью умных указателей. Queue содержит умный указатель std::shared_ptr на первый элемент очереди, умный указатель std::weak__ptr на последний элемент и размер очереди size_t size.<text:s/></text:p>
      <text:p text:style-name="P653">Элемент очереди - класс Node, который содержит умный указатель std::shared_ptr на следующий элемент очереди, умный указатель std::weak_ptr на предыдущий элемент и значение.</text:p>
      <text:p text:style-name="P654">Указатель на предыдущий элемент очереди сделан с помощью weak_ptr, чтобы можно было легко удалять элемент из очереди, изменяя только<text:s/>указатели next, тем самым то, на что указывали раньше shared_ptr`ы, удаляется, т. к. на него указывают только weak_ptr`ы, а weak_ptr содержит слабую ссылку и не учитывается при подсчете количества указателей на какой-то объект.<text:s/></text:p>
      <text:p text:style-name="P655"/>
      <text:p text:style-name="P656"/>
      <text:p text:style-name="P657"/>
      <text:p text:style-name="P658">8. Вывод</text:p>
      <text:p text:style-name="P659"><text:s text:c="2"/><text:tab/><text:s/><text:tab/></text:p>
      <text:p text:style-name="P660">В ходе работы были получены навыки использования умных указателей и итераторов.<text:s/></text:p>
      <text:p text:style-name="P661">Умные указатели, при использовании позволяют сэкономить время на выявление утечек памяти и исправления их.<text:s/></text:p>
      <text:p text:style-name="P662">Итераторы предоставляют уровень абстракции, скрывающий внутреннюю<text:s/>структуру контейнера от пользователя. Это также позволяет ускорить и обезопасить использование различных реализаций контейнеров с похожим интерфейсом.</text:p>
      <text:p text:style-name="P663">В ООП такое поведение называется параметрическим полиморфизмом.</text:p>
      <text:p text:style-name="P664"/>
      <text:p text:style-name="P665"/>
      <text:p text:style-name="P666"/>
      <text:p text:style-name="P667"/>
      <text:p text:style-name="P668">9. Список литературы <text:s text:c="2"/></text:p>
      <text:p text:style-name="P669"><text:span text:style-name="T670">1. Перегрузка<text:s/></text:span><text:span text:style-name="T671">операторов С++ [Электронный ресурс]. <text:s/></text:span><text:span text:style-name="T672">URL:</text:span><text:a xlink:href="https://ravesli.com/urok-45-pobitovye-operatory/" office:target-frame-name="_top" xlink:show="replace"><text:span text:style-name="T673"><text:s/></text:span></text:a><text:a xlink:href="https://metanit.com/cpp/tutorial/5.14.php" office:target-frame-name="_top" xlink:show="replace"><text:span text:style-name="T674">https://metanit.com/cpp/tutorial/5.14.php</text:span></text:a></text:p>
      <text:p text:style-name="P675">(дата обращения: 29.09.2020).</text:p>
      <text:p text:style-name="P676"/>
      <text:p text:style-name="P677">2.<text:s/>Битовые операции С++ [Электронный ресурс]. URL:</text:p>
      <text:p text:style-name="P678"><text:a xlink:href="http://www.c-cpp.ru/books/bitovye-operatory" office:target-frame-name="_top" xlink:show="replace"><text:span text:style-name="T679">http://www.c-cpp.ru/books/bitovye-operatory</text:span></text:a></text:p>
      <text:p text:style-name="P680"><text:span text:style-name="T681">(дата обращения: 29.09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5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Никита Пермяков</dc:creator>
    <meta:creation-date>2020-10-07T11:31:00Z</meta:creation-date>
    <dc:date>2020-11-12T05:53:00Z</dc:date>
    <meta:template xlink:href="Normal.dotm" xlink:type="simple"/>
    <meta:editing-cycles>14</meta:editing-cycles>
    <meta:editing-duration>PT20760S</meta:editing-duration>
    <meta:document-statistic meta:page-count="17" meta:paragraph-count="28" meta:word-count="2098" meta:character-count="14031" meta:row-count="99" meta:non-whitespace-character-count="11961"/>
  </office:meta>
</office:document-meta>
</file>